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35.82mm"/>
    </style:style>
    <style:style style:name="co22" style:family="table-column">
      <style:table-column-properties fo:break-before="auto" style:column-width="119.49mm"/>
    </style:style>
    <style:style style:name="co3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06.06mm"/>
    </style:style>
    <style:style style:name="co24" style:family="table-column">
      <style:table-column-properties fo:break-before="auto" style:column-width="64.08mm"/>
    </style:style>
    <style:style style:name="co6" style:family="table-column">
      <style:table-column-properties fo:break-before="auto" style:column-width="105.48mm"/>
    </style:style>
    <style:style style:name="co7" style:family="table-column">
      <style:table-column-properties fo:break-before="auto" style:column-width="71.83mm"/>
    </style:style>
    <style:style style:name="co8" style:family="table-column">
      <style:table-column-properties fo:break-before="auto" style:column-width="94.3mm"/>
    </style:style>
    <style:style style:name="co9" style:family="table-column">
      <style:table-column-properties fo:break-before="auto" style:column-width="88.32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62.99mm"/>
    </style:style>
    <style:style style:name="co25" style:family="table-column">
      <style:table-column-properties fo:break-before="auto" style:column-width="34.57mm"/>
    </style:style>
    <style:style style:name="co26" style:family="table-column">
      <style:table-column-properties fo:break-before="auto" style:column-width="87.38mm"/>
    </style:style>
    <style:style style:name="co27" style:family="table-column">
      <style:table-column-properties fo:break-before="auto" style:column-width="75.65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86mm"/>
    </style:style>
    <style:style style:name="co20" style:family="table-column">
      <style:table-column-properties fo:break-before="auto" style:column-width="612.79mm"/>
    </style:style>
    <style:style style:name="co28" style:family="table-column">
      <style:table-column-properties fo:break-before="auto" style:column-width="68.7mm"/>
    </style:style>
    <style:style style:name="co29" style:family="table-column">
      <style:table-column-properties fo:break-before="auto" style:column-width="59.57mm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wrap-option="wrap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style:text-position="" fo:font-weight="bold" style:font-weight-asian="bold" style:font-weight-complex="bold"/>
    </style:style>
    <style:style style:name="ce39" style:family="table-cell" style:parent-style-name="Default">
      <style:text-properties fo:color="#3333ff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style:text-position="" fo:font-weight="bold" style:font-weight-asian="bold" style:font-weight-complex="bold"/>
    </style:style>
    <style:style style:name="ce11" style:family="table-cell" style:parent-style-name="Default">
      <style:text-properties fo:color="#3333ff"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/>
    </style:style>
    <style:style style:name="ce52" style:family="table-cell" style:parent-style-name="Default" style:data-style-name="N199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text-position=""/>
    </style:style>
    <style:style style:name="ce55" style:family="table-cell" style:parent-style-name="Default" style:data-style-name="N1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6" style:family="table-cell" style:parent-style-name="Default" style:data-style-name="N36">
      <style:text-properties style:text-position="" style:font-name="Liberation Sans" style:font-name-asian="Noto Sans CJK SC Regular" style:font-name-complex="FreeSans"/>
    </style:style>
    <style:style style:name="ce57" style:family="table-cell" style:parent-style-name="Default" style:data-style-name="N100">
      <style:text-properties style:text-position=""/>
    </style:style>
    <style:style style:name="ce58" style:family="table-cell" style:parent-style-name="Default" style:data-style-name="N84"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33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68" style:family="table-cell" style:parent-style-name="Default">
      <style:text-properties fo:color="#3333ff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Verdana" fo:font-size="8pt" style:font-name-asian="Noto Sans CJK SC Regular" style:font-size-asian="8pt" style:font-name-complex="Verdana" style:font-size-complex="8pt"/>
    </style:style>
    <style:style style:name="ce76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81" style:family="table-cell" style:parent-style-name="Default" style:data-style-name="N199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84" style:family="table-cell" style:parent-style-name="Default" style:data-style-name="N199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 style:data-style-name="N36">
      <style:text-properties style:font-name="Liberation Sans" style:font-name-asian="Noto Sans CJK SC Regular" style:font-name-complex="FreeSans"/>
    </style:style>
    <style:style style:name="ce86" style:family="table-cell" style:parent-style-name="Default" style:data-style-name="N100"/>
    <style:style style:name="ce87" style:family="table-cell" style:parent-style-name="Default" style:data-style-name="N84"/>
    <style:style style:name="ce88" style:family="table-cell" style:parent-style-name="Default">
      <style:table-cell-properties style:text-align-source="value-type" style:repeat-content="false"/>
      <style:paragraph-properties fo:margin-left="0mm"/>
    </style:style>
    <style:style style:name="ce89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presetação" table:style-name="ta1">
        <table:table-column table:style-name="co21" table:default-cell-style-name="ce27"/>
        <table:table-column table:style-name="co22" table:default-cell-style-name="ce29"/>
        <table:table-row table:style-name="ro1">
          <table:table-cell table:style-name="Default"/>
          <table:table-cell table:style-name="ce28" office:value-type="string" calcext:value-type="string">
            <text:p>Planilha para elaboração de espelho de nota fiscal de importação</text:p>
          </table:table-cell>
        </table:table-row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A1</text:p>
          </table:table-cell>
        </table:table-row>
        <table:table-row table:style-name="ro6">
          <table:table-cell office:value-type="string" calcext:value-type="string">
            <text:p>Descrição</text:p>
          </table:table-cell>
          <table:table-cell table:style-name="ce30" office:value-type="string" calcext:value-type="string">
            <text:p>Use essa planilha para obter agilidade quando todos os itens importados são do mesmo tipo e tem as mesmas taxas tributárias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/>
          <table:table-cell table:style-name="ce31" office:value-type="string" calcext:value-type="string">
            <text:p>RESUMO DA NOTA</text:p>
          </table:table-cell>
        </table:table-row>
        <table:table-row table:style-name="ro1">
          <table:table-cell office:value-type="string" calcext:value-type="string">
            <text:p>NF:</text:p>
          </table:table-cell>
          <table:table-cell table:formula="of:=[B.C5]" office:value-type="float" office:value="7692" calcext:value-type="float">
            <text:p>7692</text:p>
          </table:table-cell>
        </table:table-row>
        <table:table-row table:style-name="ro1">
          <table:table-cell office:value-type="string" calcext:value-type="string">
            <text:p>DI:</text:p>
          </table:table-cell>
          <table:table-cell table:formula="of:=[I.C2]" office:value-type="string" office:string-value="1717857835" calcext:value-type="string">
            <text:p>1717857835</text:p>
          </table:table-cell>
        </table:table-row>
        <table:table-row table:style-name="ro1">
          <table:table-cell office:value-type="string" calcext:value-type="string">
            <text:p>Data da DI:</text:p>
          </table:table-cell>
          <table:table-cell table:style-name="ce34" table:formula="of:=[I.C3]" office:value-type="date" office:date-value="2017-10-17" calcext:value-type="date">
            <text:p>17/10/2017</text:p>
          </table:table-cell>
        </table:table-row>
        <table:table-row table:style-name="ro1">
          <table:table-cell office:value-type="string" calcext:value-type="string">
            <text:p>Emissor da nota:</text:p>
          </table:table-cell>
          <table:table-cell table:formula="of:=[C.C2]" office:value-type="string" office:string-value="JOAO PAULO PINHEIRO BARONTO-ME" calcext:value-type="string">
            <text:p>JOAO PAULO PINHEIRO BARONTO-ME</text:p>
          </table:table-cell>
        </table:table-row>
        <table:table-row table:style-name="ro1">
          <table:table-cell office:value-type="string" calcext:value-type="string">
            <text:p>Remetente da nota:</text:p>
          </table:table-cell>
          <table:table-cell table:formula="of:=[E.C2]" office:value-type="string" office:string-value="WENZHOU MINGBANG AUTO ACCESSORIES CO.,LTD." calcext:value-type="string">
            <text:p>WENZHOU MINGBANG AUTO ACCESSORIES CO.,LTD.</text:p>
          </table:table-cell>
        </table:table-row>
        <table:table-row table:style-name="ro1">
          <table:table-cell office:value-type="string" calcext:value-type="string">
            <text:p>Desembarque:</text:p>
          </table:table-cell>
          <table:table-cell table:formula="of:=[I.C5]" office:value-type="string" office:string-value="AEROPORTO INTERNACIONAL DE VIRACOPOS" calcext:value-type="string">
            <text:p>AEROPORTO INTERNACIONAL DE VIRACOPOS</text:p>
          </table:table-cell>
        </table:table-row>
      </table:table>
      <table:table table:name="B" table:style-name="ta1">
        <table:table-column table:style-name="co3" table:default-cell-style-name="Default"/>
        <table:table-column table:style-name="co23" table:default-cell-style-name="Default"/>
        <table:table-column table:style-name="co24" table:default-cell-style-name="ce29"/>
        <table:table-column table:style-name="co6" table:default-cell-style-name="ce39"/>
        <table:table-row table:style-name="ro1">
          <table:table-cell table:style-name="ce28" office:value-type="string" calcext:value-type="string">
            <text:p>Campo</text:p>
          </table:table-cell>
          <table:table-cell table:style-name="ce28" office:value-type="string" calcext:value-type="string">
            <text:p>Descrição</text:p>
          </table:table-cell>
          <table:table-cell table:style-name="ce35" office:value-type="string" calcext:value-type="string">
            <text:p>Valor</text:p>
          </table:table-cell>
          <table:table-cell table:style-name="ce38" office:value-type="string" calcext:value-type="string">
            <text:p>Detalhes</text:p>
          </table:table-cell>
        </table:table-row>
        <table:table-row table:style-name="ro6">
          <table:table-cell office:value-type="string" calcext:value-type="string">
            <text:p>cUF</text:p>
          </table:table-cell>
          <table:table-cell office:value-type="string" calcext:value-type="string">
            <text:p>Código da UF do emitente do</text:p>
            <text:p>Documento Fiscal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<text:a xlink:href="https://ww2.ibge.gov.br/home/geociencias/areaterritorial/principal.shtm" xlink:type="simple">https://ww2.ibge.gov.br/home/geociencias/areaterritorial/principal.shtm</text:a></text:p>
          </table:table-cell>
        </table:table-row>
        <table:table-row table:style-name="ro1">
          <table:table-cell office:value-type="string" calcext:value-type="string">
            <text:p>cMunFG</text:p>
          </table:table-cell>
          <table:table-cell office:value-type="string" calcext:value-type="string">
            <text:p>Código do Município de Ocorrência do Fato Gerador do ICMS</text:p>
          </table:table-cell>
          <table:table-cell table:style-name="ce37" office:value-type="string" calcext:value-type="string">
            <text:p>2806701</text:p>
          </table:table-cell>
          <table:table-cell office:value-type="string" calcext:value-type="string">
            <text:p><text:a xlink:href="http://www.transparenciapublica.gov.br/publicacao/Arquivos/Transpublica_Tabela_Municipios.pdf" xlink:type="simple">http://www.transparenciapublica.gov.br/publicacao/Arquivos/Transpublica_Tabela_Municipios.pdf</text:a></text:p>
          </table:table-cell>
        </table:table-row>
        <table:table-row table:style-name="ro1">
          <table:table-cell office:value-type="string" calcext:value-type="string">
            <text:p>dhEmi</text:p>
          </table:table-cell>
          <table:table-cell office:value-type="string" calcext:value-type="string">
            <text:p>Data de emissão do Documento Fiscal</text:p>
          </table:table-cell>
          <table:table-cell table:style-name="ce34" office:value-type="date" office:date-value="2017-10-17" calcext:value-type="date">
            <text:p>17/10/2017</text:p>
          </table:table-cell>
          <table:table-cell/>
        </table:table-row>
        <table:table-row table:style-name="ro1">
          <table:table-cell office:value-type="string" calcext:value-type="string">
            <text:p>nNF</text:p>
          </table:table-cell>
          <table:table-cell office:value-type="string" calcext:value-type="string">
            <text:p>Número do Documento Fiscal</text:p>
          </table:table-cell>
          <table:table-cell office:value-type="float" office:value="7692" calcext:value-type="float">
            <text:p>7692</text:p>
          </table:table-cell>
          <table:table-cell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" table:style-name="ta1">
        <table:table-column table:style-name="co3" table:default-cell-style-name="Default"/>
        <table:table-column table:style-name="co7" table:default-cell-style-name="Default"/>
        <table:table-column table:style-name="co7" table:default-cell-style-name="ce3"/>
        <table:table-column table:style-name="co6" table:default-cell-style-name="ce11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7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</table:table-row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Razão Social ou Nome do emitente</text:p>
          </table:table-cell>
          <table:table-cell office:value-type="string" calcext:value-type="string">
            <text:p>JOAO PAULO PINHEIRO BARONTO-ME</text:p>
          </table:table-cell>
          <table:table-cell/>
        </table:table-row>
        <table:table-row table:style-name="ro1">
          <table:table-cell office:value-type="string" calcext:value-type="string">
            <text:p>xFant</text:p>
          </table:table-cell>
          <table:table-cell office:value-type="string" calcext:value-type="string">
            <text:p>Nome fantasia</text:p>
          </table:table-cell>
          <table:table-cell office:value-type="string" calcext:value-type="string">
            <text:p>JOAO PAULO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nscrição Estadual</text:p>
          </table:table-cell>
          <table:table-cell office:value-type="float" office:value="271341432" calcext:value-type="float">
            <text:p>271341432</text:p>
          </table:table-cell>
          <table:table-cell/>
        </table:table-row>
        <table:table-row table:style-name="ro3">
          <table:table-cell office:value-type="string" calcext:value-type="string">
            <text:p>CRT</text:p>
          </table:table-cell>
          <table:table-cell office:value-type="string" calcext:value-type="string">
            <text:p>Código de Regime Tributá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Simples Nacional;</text:p>
            <text:p>2 – Simples Nacional – excesso de sublimite de receita bruta;</text:p>
            <text:p>3 – Regime Normal. (v2.0).</text:p>
          </table:table-cell>
        </table:table-row>
        <table:table-row table:style-name="ro1">
          <table:table-cell table:number-columns-repeated="2"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  <table:table-cell/>
        </table:table-row>
        <table:table-row table:style-name="ro1">
          <table:table-cell table:style-name="ce2" office:value-type="string" calcext:value-type="string">
            <text:p>Grupo do Endereço do Emitent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RUA AMINTAS MACHADO DE JESUS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SALA E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ROSAELZE</text:p>
          </table:table-cell>
          <table:table-cell/>
        </table:table-row>
        <table:table-row table:style-name="ro1">
          <table:table-cell office:value-type="string" calcext:value-type="string">
            <text:p>cMun</text:p>
          </table:table-cell>
          <table:table-cell office:value-type="string" calcext:value-type="string">
            <text:p>Código do Município</text:p>
          </table:table-cell>
          <table:table-cell table:style-name="ce12" office:value-type="float" office:value="2806701" calcext:value-type="float">
            <text:p>2806701</text:p>
          </table:table-cell>
          <table:table-cell/>
        </table:table-row>
        <table:table-row table:style-name="ro1">
          <table:table-cell office:value-type="string" calcext:value-type="string">
            <text:p>xMun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SAO CRISTOVAO</text:p>
          </table:table-cell>
          <table:table-cell/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ódigo do CEP</text:p>
          </table:table-cell>
          <table:table-cell office:value-type="float" office:value="49100000" calcext:value-type="float">
            <text:p>49100000</text:p>
          </table:table-cell>
          <table:table-cell office:value-type="string" calcext:value-type="string">
            <text:p>Informar os zeros não significativos.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string" calcext:value-type="string">
            <text:p>Telefone</text:p>
          </table:table-cell>
          <table:table-cell office:value-type="float" office:value="7999895550" calcext:value-type="float">
            <text:p>7999895550</text:p>
          </table:table-cell>
          <table:table-cell office:value-type="string" calcext:value-type="string">
            <text:p>Preencher com o Código DDD + número do telefone. (Apenas números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" table:style-name="ta1">
        <table:table-column table:style-name="co3" table:default-cell-style-name="Default"/>
        <table:table-column table:style-name="co8" table:default-cell-style-name="Default"/>
        <table:table-column table:style-name="co8" table:default-cell-style-name="ce14"/>
        <table:table-column table:style-name="co9" table:default-cell-style-name="Default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13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</table:table-row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Identificação do Destinatário da Nota Fiscal eletrônica</text:p>
          </table:table-cell>
          <table:table-cell office:value-type="string" calcext:value-type="string">
            <text:p>WENZHOU MINGBANG AUTO ACCESSORIES CO.,LTD.</text:p>
          </table:table-cell>
          <table:table-cell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 table:style-name="ce11" office:value-type="string" calcext:value-type="string">
            <text:p>Informar os zeros não significativos.</text:p>
          </table:table-cell>
        </table:table-row>
        <table:table-row table:style-name="ro1">
          <table:table-cell office:value-type="string" calcext:value-type="string">
            <text:p>cPais</text:p>
          </table:table-cell>
          <table:table-cell office:value-type="string" calcext:value-type="string">
            <text:p>Código do paí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://www.millenniuminfo.provisorio.ws/cms/images/stories/arquivos/basic/lista_Bacen_dos_Pases.pdf" xlink:type="simple">http://www.millenniuminfo.provisorio.ws/cms/images/stories/arquivos/basic/lista_Bacen_dos_Pases.pdf</text:a></text:p>
          </table:table-cell>
        </table:table-row>
        <table:table-row table:style-name="ro1">
          <table:table-cell office:value-type="string" calcext:value-type="string">
            <text:p>xPais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ransporte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</text:span><text:span text:style-name="T1">emitente;</text:span></text:p>
              <text:p text:style-name="P1"><text:span text:style-name="T1">1- Por conta do </text:span><text:span text:style-name="T1">destinatário/reme</text:span><text:span text:style-name="T1">tente;</text:span></text:p>
              <text:p text:style-name="P1"><text:span text:style-name="T1">2- Por conta de </text:span><text:span text:style-name="T1">terceiros;</text:span></text:p>
              <text:p text:style-name="P1"><text:span text:style-name="T1">9- Sem frete. </text:span><text:span text:style-name="T1">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L</text:p>
          </table:table-cell>
        </table:table-row>
        <table:table-row table:style-name="ro1">
          <table:table-cell/>
          <table:table-cell office:value-type="string" calcext:value-type="string">
            <text:p>Quantidade de volumes</text:p>
          </table:table-cell>
          <table:table-cell table:number-columns-repeated="3"/>
          <table:table-cell office:value-type="string" calcext:value-type="string">
            <text:p>Peso Bruto</text:p>
          </table:table-cell>
          <table:table-cell office:value-type="string" calcext:value-type="string">
            <text:p>Peso Líqui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RRADO/ATADO/FEIXE</text:p>
          </table:table-cell>
          <table:table-cell table:number-columns-repeated="2"/>
          <table:table-cell office:value-type="float" office:value="41.45" calcext:value-type="float">
            <text:p>41,45</text:p>
          </table:table-cell>
          <table:table-cell office:value-type="float" office:value="37.75" calcext:value-type="float">
            <text:p>37,75</text:p>
          </table:table-cell>
        </table:table-row>
      </table:table>
      <table:table table:name="Dados" table:style-name="ta1">
        <table:table-column table:style-name="co28" table:default-cell-style-name="Default"/>
        <table:table-column table:style-name="co29" table:default-cell-style-name="ce76"/>
        <table:table-column table:style-name="co3" table:default-cell-style-name="Default"/>
        <table:table-row table:style-name="ro1">
          <table:table-cell office:value-type="string" calcext:value-type="string">
            <text:p>Câmbio</text:p>
          </table:table-cell>
          <table:table-cell table:style-name="ce72" office:value-type="float" office:value="3.1572" calcext:value-type="float">
            <text:p>3,1572000</text:p>
          </table:table-cell>
          <table:table-cell/>
        </table:table-row>
        <table:table-row table:style-name="ro1">
          <table:table-cell office:value-type="string" calcext:value-type="string">
            <text:p>TAXA DE UTILIZACAO DO SISCOMEX</text:p>
          </table:table-cell>
          <table:table-cell table:style-name="ce73" office:value-type="float" office:value="214.5" calcext:value-type="float">
            <text:p>214,50</text:p>
          </table:table-cell>
          <table:table-cell/>
        </table:table-row>
        <table:table-row table:style-name="ro1">
          <table:table-cell office:value-type="string" calcext:value-type="string">
            <text:p>TOTAL ICMS ( RECOLHIDO )</text:p>
          </table:table-cell>
          <table:table-cell table:style-name="ce74" office:value-type="float" office:value="1194.01" calcext:value-type="float">
            <text:p>1.194,01</text:p>
          </table:table-cell>
          <table:table-cell/>
        </table:table-row>
        <table:table-row table:style-name="ro1">
          <table:table-cell office:value-type="string" calcext:value-type="string">
            <text:p>TOTAL FOB</text:p>
          </table:table-cell>
          <table:table-cell table:style-name="ce74" office:value-type="float" office:value="2291.81" calcext:value-type="float">
            <text:p>2.291,81</text:p>
          </table:table-cell>
          <table:table-cell/>
        </table:table-row>
        <table:table-row table:style-name="ro1">
          <table:table-cell office:value-type="string" calcext:value-type="string">
            <text:p>TOTAL ACRESC.TRIB</text:p>
          </table:table-cell>
          <table:table-cell table:style-name="ce7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TOTAL DEDUC.TRIB</text:p>
          </table:table-cell>
          <table:table-cell table:style-name="ce7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TOTAL FRETE</text:p>
          </table:table-cell>
          <table:table-cell table:style-name="ce74" office:value-type="float" office:value="1531.75" calcext:value-type="float">
            <text:p>1.531,75</text:p>
          </table:table-cell>
          <table:table-cell/>
        </table:table-row>
        <table:table-row table:style-name="ro1">
          <table:table-cell office:value-type="string" calcext:value-type="string">
            <text:p>TOTAL SEGURO</text:p>
          </table:table-cell>
          <table:table-cell table:style-name="ce7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Atuações e outras despesas</text:p>
          </table:table-cell>
          <table:table-cell table:style-name="ce75" office:value-type="float" office:value="382.36" calcext:value-type="float">
            <text:p>382,36</text:p>
          </table:table-cell>
          <table:table-cell table:style-name="ce68" office:value-type="string" calcext:value-type="string">
            <text:p>Em Reais</text:p>
          </table:table-cell>
        </table:table-row>
        <table:table-row table:style-name="ro1">
          <table:table-cell office:value-type="string" calcext:value-type="string">
            <text:p>N/REF</text:p>
          </table:table-cell>
          <table:table-cell table:style-name="ce74" office:value-type="string" calcext:value-type="string">
            <text:p>ABC55917DHL</text:p>
          </table:table-cell>
          <table:table-cell/>
        </table:table-row>
        <table:table-row table:style-name="ro1">
          <table:table-cell office:value-type="string" calcext:value-type="string">
            <text:p>S/REF</text:p>
          </table:table-cell>
          <table:table-cell table:style-name="ce74" office:value-type="string" calcext:value-type="string">
            <text:p>FATURACOMERCIAL201714JBR</text:p>
          </table:table-cell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" table:style-name="ta1">
        <table:table-column table:style-name="co25" table:default-cell-style-name="Default"/>
        <table:table-column table:style-name="co26" table:default-cell-style-name="Default"/>
        <table:table-column table:style-name="co26" table:default-cell-style-name="ce36"/>
        <table:table-column table:style-name="co27" table:default-cell-style-name="ce39"/>
        <table:table-column table:style-name="co3" table:number-columns-repeated="6" table:default-cell-style-name="Default"/>
        <table:table-row table:style-name="ro1">
          <table:table-cell table:style-name="ce28" office:value-type="string" calcext:value-type="string">
            <text:p>Campo</text:p>
          </table:table-cell>
          <table:table-cell table:style-name="ce28" office:value-type="string" calcext:value-type="string">
            <text:p>Descrição</text:p>
          </table:table-cell>
          <table:table-cell table:style-name="ce35" office:value-type="string" calcext:value-type="string">
            <text:p>Valor</text:p>
          </table:table-cell>
          <table:table-cell table:style-name="ce38" office:value-type="string" calcext:value-type="string">
            <text:p>Detalhes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nDI</text:p>
          </table:table-cell>
          <table:table-cell office:value-type="string" calcext:value-type="string">
            <text:p>Número da DI</text:p>
          </table:table-cell>
          <table:table-cell office:value-type="string" calcext:value-type="string">
            <text:p>1717857835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dDI</text:p>
          </table:table-cell>
          <table:table-cell office:value-type="string" calcext:value-type="string">
            <text:p>Data da DI</text:p>
          </table:table-cell>
          <table:table-cell table:style-name="ce34" office:value-type="date" office:date-value="2017-10-17" calcext:value-type="date">
            <text:p>17/10/2017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dDesemb</text:p>
          </table:table-cell>
          <table:table-cell office:value-type="string" calcext:value-type="string">
            <text:p>Data do Desembarque</text:p>
          </table:table-cell>
          <table:table-cell table:style-name="ce34" office:value-type="date" office:date-value="2017-10-17" calcext:value-type="date">
            <text:p>17/10/2017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xLocDesemb</text:p>
          </table:table-cell>
          <table:table-cell office:value-type="string" calcext:value-type="string">
            <text:p>Local do desembarque</text:p>
          </table:table-cell>
          <table:table-cell office:value-type="string" calcext:value-type="string">
            <text:p>AEROPORTO INTERNACIONAL DE VIRACOPOS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UFDesemb</text:p>
          </table:table-cell>
          <table:table-cell office:value-type="string" calcext:value-type="string">
            <text:p>UF do Desembarque</text:p>
          </table:table-cell>
          <table:table-cell office:value-type="string" calcext:value-type="string">
            <text:p>SP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CNPJ</text:p>
          </table:table-cell>
          <table:table-cell office:value-type="string" calcext:value-type="string">
            <text:p>CNPJ do adquirente ou do encomendante</text:p>
          </table:table-cell>
          <table:table-cell table:style-name="ce29" table:formula="of:=[C.C6]" office:value-type="float" office:value="14626983000180" calcext:value-type="float">
            <text:p>14626983000180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UFTerceiro</text:p>
          </table:table-cell>
          <table:table-cell office:value-type="string" calcext:value-type="string">
            <text:p>Sigla da UF do adquirente ou do encomendante</text:p>
          </table:table-cell>
          <table:table-cell office:value-type="string" calcext:value-type="string">
            <text:p>SP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cExportador</text:p>
          </table:table-cell>
          <table:table-cell office:value-type="string" calcext:value-type="string">
            <text:p>Código do exportador, usado nos sistemas internos de informação do emitente da NF-e</text:p>
          </table:table-cell>
          <table:table-cell office:value-type="string" calcext:value-type="string">
            <text:p>1192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cFabricante</text:p>
          </table:table-cell>
          <table:table-cell office:value-type="string" calcext:value-type="string">
            <text:p>Código do fabricante estrangeiro, usado nos sistemas internos de informação do emitente da NF-e</text:p>
          </table:table-cell>
          <table:table-cell office:value-type="string" calcext:value-type="string">
            <text:p>1192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CFOP</text:p>
          </table:table-cell>
          <table:table-cell table:style-name="ce49" office:value-type="string" calcext:value-type="string">
            <text:p>Código Fiscal de Operações e Prestações (CFOP)</text:p>
          </table:table-cell>
          <table:table-cell table:style-name="ce29" office:value-type="float" office:value="3102" calcext:value-type="float">
            <text:p>3102</text:p>
          </table:table-cell>
          <table:table-cell table:number-columns-repeated="7"/>
        </table:table-row>
        <table:table-row table:style-name="ro6">
          <table:table-cell table:style-name="ce50" office:value-type="string" calcext:value-type="string">
            <text:p>CEST</text:p>
          </table:table-cell>
          <table:table-cell table:style-name="ce50" office:value-type="string" calcext:value-type="string">
            <text:p>Código Especificador da Substituição Tributária (CEST)</text:p>
          </table:table-cell>
          <table:table-cell office:value-type="string" calcext:value-type="string">
            <text:p>0107500</text:p>
          </table:table-cell>
          <table:table-cell office:value-type="string" calcext:value-type="string">
            <text:p>Pode ser em branco</text:p>
          </table:table-cell>
          <table:table-cell table:number-columns-repeated="6"/>
        </table:table-row>
        <table:table-row table:style-name="ro6">
          <table:table-cell table:style-name="ce51" office:value-type="string" calcext:value-type="string">
            <office:annotation draw:style-name="gr2" draw:text-style-name="P2" svg:width="28.99mm" svg:height="13.86mm" svg:x="34.47mm" svg:y="58.07mm" draw:caption-point-x="0mm" draw:caption-point-y="0mm">
              <dc:date>2017-12-07T00:00:00</dc:date>
              <text:p text:style-name="P1"><text:span text:style-name="T1">Tributação pelo </text:span><text:span text:style-name="T1">ICMS 90 - </text:span><text:span text:style-name="T1">Outros(v2.0)</text:span></text:p>
            </office:annotation>
            <text:p>CSOSN</text:p>
          </table:table-cell>
          <table:table-cell table:style-name="ce54" office:value-type="string" calcext:value-type="string">
            <text:p>Código de Situação da Operação – Simples Nacional (CSOSN)</text:p>
          </table:table-cell>
          <table:table-cell table:style-name="ce29" office:value-type="float" office:value="900" calcext:value-type="float">
            <text:p>900</text:p>
          </table:table-cell>
          <table:table-cell table:number-columns-repeated="7"/>
        </table:table-row>
        <table:table-row table:style-name="ro6">
          <table:table-cell table:style-name="ce49" office:value-type="string" calcext:value-type="string">
            <text:p>NCM</text:p>
          </table:table-cell>
          <table:table-cell table:style-name="ce53" office:value-type="string" calcext:value-type="string">
            <text:p>Código da Nomenclatura Comum do Mercosul (NCM)</text:p>
          </table:table-cell>
          <table:table-cell table:style-name="ce29" office:value-type="float" office:value="87082999" calcext:value-type="float">
            <text:p>87082999</text:p>
          </table:table-cell>
          <table:table-cell table:number-columns-repeated="7"/>
        </table:table-row>
        <table:table-row table:style-name="ro1">
          <table:table-cell table:number-columns-repeated="2" table:style-name="ce49" office:value-type="string" calcext:value-type="string">
            <text:p>II</text:p>
          </table:table-cell>
          <table:table-cell table:style-name="ce29"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2" table:style-name="ce49" office:value-type="string" calcext:value-type="string">
            <text:p>IPI</text:p>
          </table:table-cell>
          <table:table-cell table:style-name="ce29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number-columns-repeated="2" table:style-name="ce52" office:value-type="string" calcext:value-type="string">
            <text:p>PIS</text:p>
          </table:table-cell>
          <table:table-cell table:style-name="ce55" office:value-type="float" office:value="0.0312" calcext:value-type="float">
            <text:p>0,0312</text:p>
          </table:table-cell>
          <table:table-cell table:number-columns-repeated="7"/>
        </table:table-row>
        <table:table-row table:style-name="ro1">
          <table:table-cell table:number-columns-repeated="2" table:style-name="ce52" office:value-type="string" calcext:value-type="string">
            <text:p>COFINS</text:p>
          </table:table-cell>
          <table:table-cell table:style-name="ce55" office:value-type="float" office:value="0.1537" calcext:value-type="float">
            <text:p>0,1537</text:p>
          </table:table-cell>
          <table:table-cell table:number-columns-repeated="7"/>
        </table:table-row>
        <table:table-row table:style-name="ro1">
          <table:table-cell table:number-columns-repeated="2" table:style-name="ce49" office:value-type="string" calcext:value-type="string">
            <text:p>ICMS</text:p>
          </table:table-cell>
          <table:table-cell table:style-name="ce29"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/>
          <table:table-cell table:style-name="ce53" table:number-columns-repeated="3"/>
          <table:table-cell table:number-columns-repeated="3"/>
        </table:table-row>
        <table:table-row table:style-name="ro1">
          <table:table-cell table:style-name="ce53" table:number-columns-repeated="2"/>
          <table:table-cell table:style-name="ce29"/>
          <table:table-cell/>
          <table:table-cell table:style-name="ce53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9"/>
          <table:table-cell/>
          <table:table-cell table:style-name="ce56"/>
          <table:table-cell table:number-columns-repeated="2"/>
          <table:table-cell table:style-name="ce56"/>
          <table:table-cell table:style-name="ce57"/>
          <table:table-cell table:style-name="ce58"/>
        </table:table-row>
        <table:table-row table:style-name="ro1">
          <table:table-cell table:number-columns-repeated="2"/>
          <table:table-cell table:style-name="ce29"/>
          <table:table-cell table:number-columns-repeated="7"/>
        </table:table-row>
        <table:table-row table:style-name="ro1">
          <table:table-cell table:style-name="ce53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9"/>
          <table:table-cell table:number-columns-repeated="7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tens" table:style-name="ta1">
        <table:table-column table:style-name="co17" table:number-columns-repeated="2" table:default-cell-style-name="ce3"/>
        <table:table-column table:style-name="co18" table:default-cell-style-name="Default"/>
        <table:table-column table:style-name="co19" table:default-cell-style-name="ce3"/>
        <table:table-column table:style-name="co20" table:default-cell-style-name="ce4"/>
        <table:table-column table:style-name="co3" table:number-columns-repeated="977" table:default-cell-style-name="Default"/>
        <table:table-row table:style-name="ro4">
          <table:table-cell office:value-type="string" calcext:value-type="string">
            <text:p>N</text:p>
          </table:table-cell>
          <table:table-cell table:style-name="ce25" office:value-type="string" calcext:value-type="string">
            <text:p>Quantidade</text:p>
          </table:table-cell>
          <table:table-cell table:style-name="ce25" office:value-type="string" calcext:value-type="string">
            <text:p>Unidade</text:p>
          </table:table-cell>
          <table:table-cell table:style-name="ce25" office:value-type="string" calcext:value-type="string">
            <text:p>Preço (Moeda estrageira)</text:p>
          </table:table-cell>
          <table:table-cell table:style-name="ce21" office:value-type="string" calcext:value-type="string">
            <text:p>Item</text:p>
          </table:table-cell>
          <table:table-cell table:style-name="ce25" table:number-columns-repeated="97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21" calcext:value-type="float">
            <text:p>3,21</text:p>
          </table:table-cell>
          <table:table-cell table:style-name="ce32" office:value-type="string" calcext:value-type="string">
            <text:p>OBL-14-26-25- ACABAMENTO AUTOMOTIVO EXTERNO EM ACO INOXIDAVEL MODELO SLIM DA TAMPA DO PORTA MALAS, COMPATIVEL COM AUTOMOVEL HONDA VEZEL/HRV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CA</text:p>
          </table:table-cell>
          <table:table-cell office:value-type="float" office:value="2.6" calcext:value-type="float">
            <text:p>2,6</text:p>
          </table:table-cell>
          <table:table-cell table:style-name="ce32" office:value-type="string" calcext:value-type="string">
            <text:p>OBL-14-17-20- ACABAMENTO AUTOMOTIVO DO ENTORNO DO PAINEL DA ALAVANCA DE CAMBIO, EM PLASTICO ABS CINZA PARA O AUTOMOVEL COROLLA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CA</text:p>
          </table:table-cell>
          <table:table-cell office:value-type="float" office:value="2.23" calcext:value-type="float">
            <text:p>2,23</text:p>
          </table:table-cell>
          <table:table-cell table:style-name="ce32" office:value-type="string" calcext:value-type="string">
            <text:p>OBL-16-37-31-ACABAMENTO AUTOMOTIVO EM ACO INOX TIPO FRISO DO PORTA MALA,( ENTRE OS LANTERNAS) COMPATIVEL COM O O AUTOMOVEL JEEP COMPASS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table:style-name="ce32" office:value-type="string" calcext:value-type="string">
            <text:p>OBL-14-26-26-ACABAMENTO AUTOMOTIVO EXTERNO EM ACO INOXIDAVEL TAMANHO LARGO DA TAMPA DO PORTA MALAS, COMPATIVEL COM AUTOMOVEL HONDA VEZEL/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OBL-17-14-14-ACABAMENTO AUTOMOTIVO EM ABS CROMADO TIPO FRISO DO PORTA MALA,( ENTRE AS LANTERNAS) COMPATIVEL COM O O AUTOMOVEL KICKS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table:style-name="ce32" office:value-type="string" calcext:value-type="string">
            <text:p>OBL-14-26-31- SOLEIRA AUTOMOTIVA DAS PORTAS, PARTE ACESSORIA DE AUTOMOVEL, PARA HRV (CONJUNTO: 4 PECAS) . ( 3 QUALIDADE SEM ACABAMENTO/POLIMENTO NA PARTE TRASEIRA DAS PECAS,MATERIAL: PLASTICO ABS E ACO INOX)</text:p>
          </table:table-cell>
          <table:table-cell table:number-columns-repeated="97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OBL-14-23-19A- ACABAMENTO AUTOMOTIVO TIPO MOLDURA EM VOLTA DAS MACANETAS INTERNAS, EM PLASTICO ABS CINZA (CONJUNTO DE 4 PECAS,UMA PARA CADA PORTA ) COMPATIVEL COM AUTOMOVEL HYUNDAI CRETA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3.23" calcext:value-type="float">
            <text:p>3,23</text:p>
          </table:table-cell>
          <table:table-cell table:style-name="ce32" office:value-type="string" calcext:value-type="string">
            <text:p>OBL-17-14-19NFS- ACABAMENTO AUTOMOTIVO TIPO MOLDURA DOS COMANDOS/BOTOES INTERNOS DE ACIONAMENTO DOS VIDROS, EM PLASTICO ABS COR CINZA (CONJUNTO DE 4 PECAS,UMA PARA CADA PORTA ) COMPATIVEL COM AUTOMOVEL KICK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OBL-16-37-03- 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</text:p>
          </table:table-cell>
          <table:table-cell office:value-type="float" office:value="2.4" calcext:value-type="float">
            <text:p>2,4</text:p>
          </table:table-cell>
          <table:table-cell table:style-name="ce32" office:value-type="string" calcext:value-type="string">
            <text:p>OBL-14-23-05- ACABAMENTO DOS RETROVISORES EXTERNOS,LADO ESQUERDO E DIREITO, EM PLASTICO ABS CROMADO COMPATIVEL COM O AUTOMOVEL CRETA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1" calcext:value-type="float">
            <text:p>2,1</text:p>
          </table:table-cell>
          <table:table-cell table:style-name="ce32" office:value-type="string" calcext:value-type="string">
            <text:p>15-04-003 -ACABAMENTO AUTOMOTIVO DOS PARA LAMA,LADO ESQUERDO E DIREITO, EM PLASTICO ABS COR PRETO/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1" calcext:value-type="float">
            <text:p>2,1</text:p>
          </table:table-cell>
          <table:table-cell table:style-name="ce32" office:value-type="string" calcext:value-type="string">
            <text:p>15-04-001- ACABAMENTO AUTOMOTIVO DOS FAROIS DE NEBLINA TIPO TAMPA ,LADO ESQUERDO E DIREITO, EM PLASTICO ABS 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3" calcext:value-type="float">
            <text:p>2,3</text:p>
          </table:table-cell>
          <table:table-cell table:style-name="ce32" office:value-type="string" calcext:value-type="string">
            <text:p>15-04-002- ACABAMENTO AUTOMOTIVO DOS FAROIS DE NEBLINA TIPO FRISO (PARTE DE CIMA DO FAROL), LADO ESQUERDO E DIREITO EM PLASTICO ABS 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OBL-16-37-04- ACABAMENTO AUTOMOTIVO EM PLASTICO ABS CROMADO TIPO MOLDURA PARA O ENTORNO DOS REFLETORES TRASEIROS OLHO DE GATO (PAR: LADO ESQUERDO E DIREITO) COMPATIVEL COM O AUTOMOVEL JEEP COMPAS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3.3" calcext:value-type="float">
            <text:p>3,3</text:p>
          </table:table-cell>
          <table:table-cell table:style-name="ce33" office:value-type="string" calcext:value-type="string">
            <text:p>OBL-14-23-19- ACABAMENTO AUTOMOTIVO TIPO MOLDURA DOS COMANDOS/BOTOES INTERNOS DE ACIONAMENTO DOS VIDROS, EM PLASTICO ABS COR CINZA (CONJUNTO DE 4 PECAS,UMA PARA CADA PORTA ) COMPATIVEL COM AUTOMOVEL HYUNDAI CRETA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4-26-04- ACABAMENTO AUTOMOTIVO EM PLASTICO ABS CROMADO TIPO MOLDURA PARA O ENTORNO DOS REFLETORES TRASEIROS OLHO DE GATO (PAR: LADO ESQUERDO E DIREITO) COMPATIVEL COM O AUTOMOVEL 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4-26-03- ACABAMENTO AUTOMOTIVO DOS FAROIS DE NEBLINA TIPO MOLDURA, LADO ESQUERDO E DIREITO EM PLASTICO ABS CROMADO COMPATIVEL COM AUTOMOVEL 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OBL-17-14-19QC -ACABAMENTO AUTOMOTIVO INTERNO EM PLASTICO ABS PINTADO PARA AS SAIDAS DE AR/VENTO INTERNAS DO PAINEL ,PAR, COMPATIVEL COM AUTOMOVEL KICK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7-14-04- ACABAMENTO AUTOMOTIVO EM PLASTICO ABS CROMADO TIPO MOLDURA PARA O ENTORNO DOS REFLETORES TRASEIROS OLHO DE GATO (PAR: LADO ESQUERDO E DIREITO) COMPATIVEL COM O AUTOMOVEL KICKS. (SEM ACABAMENTO/POLIMENTO NA PARTE TRASEIRA DAS PECAS,3 QUALIDADE)</text:p>
          </table:table-cell>
          <table:table-cell table:number-columns-repeated="977"/>
        </table:table-row>
        <table:table-row table:style-name="ro5" table:number-rows-repeated="34">
          <table:table-cell table:number-columns-repeated="982"/>
        </table:table-row>
        <table:table-row table:style-name="ro1" table:number-rows-repeated="1048521">
          <table:table-cell table:number-columns-repeated="982"/>
        </table:table-row>
        <table:table-row table:style-name="ro1"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number-style style:name="N215">
      <number:number number:decimal-places="0" loext:min-decimal-places="0" number:min-integer-digits="0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5:53:10.058155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5T15:55:00.146640677</dc:date>
    <meta:editing-duration>P1DT23H44M16S</meta:editing-duration>
    <meta:editing-cycles>161</meta:editing-cycles>
    <meta:generator>LibreOffice/5.1.6.2$Linux_X86_64 LibreOffice_project/10m0$Build-2</meta:generator>
    <meta:document-statistic meta:table-count="8" meta:cell-count="313" meta:object-count="0"/>
  </office:meta>
</office:document-meta>
</file>